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BeanBuilder.buildStandardMBean( Object theObject , Class interfaceMBean , String description , ExecutorService executorServi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BeanBuilder.MBean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